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20" style:family="paragraph" style:parent-style-name="Standard">
      <style:text-properties officeooo:paragraph-rsid="005c8b59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  <text:p text:style-name="P4">Cod. <text:placeholder text:placeholder-type="text">&lt;o.default_code or ''&gt;</text:placeholder><text:placeholder text:placeholder-type="text">&lt;setLang('it_IT')&gt;</text:placeholder></text:p>
            <text:p text:style-name="P8"/>
            <text:p text:style-name="P5"><text:placeholder text:placeholder-type="text">&lt;o.name&gt;</text:placeholder></text:p>
            <text:p text:style-name="P5"/>
            <text:p text:style-name="P6"><draw:frame draw:style-name="fr1" draw:name="image:asimage(o.default_photo or False)" text:anchor-type="as-char" style:rel-width="scale" svg:height="5.883cm" style:rel-height="60%" draw:z-index="0"><draw:text-box fo:min-width="5.399cm"><text:p text:style-name="Frame_20_contents"/></draw:text-box></draw:frame></text:p>
          </table:table-cell>
          <table:table-cell table:style-name="Tabella1.A1" office:value-type="string">
            <text:p text:style-name="P9"/>
            <text:p text:style-name="P7">Listino </text:p>
            <text:p text:style-name="P10"><text:placeholder text:placeholder-type="text">&lt;formatLang(o.lst_price or 0)&gt;</text:placeholder></text:p>
            <text:p text:style-name="P11">SCONTO <text:span text:style-name="T1">50%</text:span></text:p>
            <text:p text:style-name="P12"/>
            <text:p text:style-name="P14"><text:placeholder text:placeholder-type="text">&lt;formatLang(o.lst_price * 0.5)&gt;</text:placeholder></text:p>
            <text:p text:style-name="P15">+ iva 22%</text:p>
            <text:p text:style-name="P12"/>
            <text:p text:style-name="P13"><text:placeholder text:placeholder-type="text">&lt;formatLang(o.lst_price * 0.5 * 1.22)&gt;</text:placeholder></text:p>
            <text:p text:style-name="P15"><text:s/>iva inclusa</text:p>
            <text:p text:style-name="P16"/>
            <text:p text:style-name="P17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18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19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0T14:48:12.690449140</dc:date>
    <dc:creator>thebrush </dc:creator>
    <meta:editing-duration>PT18H44M33S</meta:editing-duration>
    <meta:editing-cycles>116</meta:editing-cycles>
    <meta:document-statistic meta:table-count="1" meta:image-count="0" meta:object-count="0" meta:page-count="3" meta:paragraph-count="16" meta:word-count="34" meta:character-count="262" meta:non-whitespace-character-count="238"/>
  </office:meta>
</office:document-meta>
</file>